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solid" draw:fill-color="#adc5e7" draw:opacity="50%" draw:textarea-horizontal-align="justify" draw:textarea-vertical-align="middle" draw:auto-grow-height="false" fo:min-height="3.308cm" fo:min-width="4.97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="solid" draw:fill-color="#adc5e7" draw:opacity="50%" draw:textarea-horizontal-align="justify" draw:textarea-vertical-align="middle" draw:auto-grow-height="false" fo:min-height="2.411cm" fo:min-width="3.584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1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adc5e7" draw:opacity="50%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5.08cm" svg:x="2.27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822cm" svg:height="3.809cm" svg:x="7.37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093cm" svg:height="1.119cm" svg:x="3.267cm" svg:y="5.964cm">
          <draw:text-box>
            <text:p><text:span text:style-name="T1">166833</text:span></text:p>
          </draw:text-box>
        </draw:frame>
        <draw:frame draw:style-name="gr4" draw:text-style-name="P2" draw:layer="layout" svg:width="2.661cm" svg:height="1.119cm" svg:x="7.341cm" svg:y="4.365cm">
          <draw:text-box>
            <text:p><text:span text:style-name="T1">33165</text:span></text:p>
          </draw:text-box>
        </draw:frame>
        <draw:frame draw:style-name="gr5" draw:text-style-name="P2" draw:layer="layout" svg:width="3.093cm" svg:height="1.119cm" svg:x="9.841cm" svg:y="3.865cm">
          <draw:text-box>
            <text:p><text:span text:style-name="T1">100500</text:span></text:p>
          </draw:text-box>
        </draw:frame>
        <draw:frame draw:style-name="gr6" draw:text-style-name="P3" draw:layer="layout" svg:width="4.699cm" svg:height="2.384cm" svg:x="2.478cm" svg:y="4.145cm">
          <draw:text-box>
            <text:p>Summa tiem,</text:p>
            <text:p>kas dalās ar <text:span text:style-name="T2">3:</text:span></text:p>
          </draw:text-box>
        </draw:frame>
        <draw:frame draw:style-name="gr7" draw:text-style-name="P3" draw:layer="layout" svg:width="2.517cm" svg:height="0.962cm" svg:x="9.898cm" svg:y="3.228cm">
          <draw:text-box>
            <text:p>... ar <text:span text:style-name="T2">5:</text:span></text:p>
          </draw:text-box>
        </draw:frame>
        <draw:frame draw:style-name="gr8" draw:text-style-name="P3" draw:layer="layout" svg:width="5.247cm" svg:height="1.673cm" svg:x="8.961cm" svg:y="7.116cm">
          <draw:text-box>
            <text:p text:style-name="P4">Summa tiem,</text:p>
            <text:p>kas dalās ar <text:span text:style-name="T2">15</text:span></text:p>
          </draw:text-box>
        </draw:frame>
        <draw:line draw:style-name="gr9" draw:text-style-name="P5" draw:layer="layout" svg:x1="10.144cm" svg:y1="7.223cm" svg:x2="9.001cm" svg:y2="5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10:08:09.141746785</meta:creation-date>
    <dc:date>2019-07-28T11:34:38.842919161</dc:date>
    <meta:editing-duration>PT11M56S</meta:editing-duration>
    <meta:editing-cycles>3</meta:editing-cycles>
    <meta:generator>LibreOffice/6.0.7.3$Linux_X86_64 LibreOffice_project/00m0$Build-3</meta:generator>
    <meta:document-statistic meta:object-count="9"/>
  </office:meta>
</office:document-meta>
</file>